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b8f" officeooo:paragraph-rsid="001aa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mun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1:16:35.020596085</meta:creation-date>
    <dc:date>2026-01-13T10:31:26.542780378</dc:date>
    <meta:editing-duration>PT20S</meta:editing-duration>
    <meta:editing-cycles>4</meta:editing-cycles>
    <meta:generator>LibreOffice/25.2.7.2$Linux_X86_64 LibreOffice_project/52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